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2a87ca" officeooo:paragraph-rsid="0044e774"/>
    </style:style>
    <style:style style:name="P4" style:family="paragraph" style:parent-style-name="Standard">
      <style:text-properties style:font-name="Liberation Serif1" fo:language="it" fo:country="IT" officeooo:rsid="004989f1" officeooo:paragraph-rsid="004989f1"/>
    </style:style>
    <style:style style:name="P5" style:family="paragraph" style:parent-style-name="Standard">
      <style:text-properties style:font-name="Liberation Serif1" fo:language="it" fo:country="IT" officeooo:rsid="004a4f60" officeooo:paragraph-rsid="004a4f60"/>
    </style:style>
    <style:style style:name="P6" style:family="paragraph" style:parent-style-name="Standard">
      <style:text-properties style:font-name="Liberation Serif1" fo:language="it" fo:country="IT" officeooo:rsid="004c3ad7" officeooo:paragraph-rsid="004c3ad7"/>
    </style:style>
    <style:style style:name="P7" style:family="paragraph" style:parent-style-name="Standard">
      <style:text-properties style:font-name="Liberation Serif1" fo:language="it" fo:country="IT" officeooo:rsid="004efb5e" officeooo:paragraph-rsid="004efb5e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Liberation Serif1" fo:language="it" fo:country="IT" officeooo:rsid="0002b589" officeooo:paragraph-rsid="0002b589"/>
    </style:style>
    <style:style style:name="P22" style:family="paragraph" style:parent-style-name="Standard">
      <style:text-properties style:font-name="Liberation Serif1" fo:language="it" fo:country="IT" officeooo:rsid="0002b589" officeooo:paragraph-rsid="0050fc51"/>
    </style:style>
    <style:style style:name="P23" style:family="paragraph" style:parent-style-name="Standard">
      <style:text-properties style:font-name="Liberation Serif1" fo:language="it" fo:country="IT" officeooo:rsid="0050fc51" officeooo:paragraph-rsid="0050fc51"/>
    </style:style>
    <style:style style:name="P24" style:family="paragraph" style:parent-style-name="Standard">
      <style:text-properties style:font-name="Liberation Serif1" fo:language="it" fo:country="IT" officeooo:rsid="002a87ca" officeooo:paragraph-rsid="0055e7f0"/>
    </style:style>
    <style:style style:name="P25" style:family="paragraph" style:parent-style-name="Standard">
      <style:text-properties style:font-name="Liberation Serif1" fo:language="it" fo:country="IT" officeooo:rsid="0053a172" officeooo:paragraph-rsid="0053a172"/>
    </style:style>
    <style:style style:name="P26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7" style:family="paragraph" style:parent-style-name="Standard">
      <style:text-properties style:font-name="Liberation Serif1" fo:language="it" fo:country="IT" officeooo:rsid="00565ae8" officeooo:paragraph-rsid="00565ae8"/>
    </style:style>
    <style:style style:name="P28" style:family="paragraph" style:parent-style-name="Standard">
      <style:text-properties style:font-name="Liberation Serif1" fo:language="it" fo:country="IT" officeooo:rsid="0057e0fc" officeooo:paragraph-rsid="0057e0fc"/>
    </style:style>
    <style:style style:name="P29" style:family="paragraph" style:parent-style-name="Standard">
      <style:text-properties style:font-name="Liberation Serif1" fo:language="it" fo:country="IT" officeooo:rsid="005f51c8" officeooo:paragraph-rsid="0061ff0c"/>
    </style:style>
    <style:style style:name="P30" style:family="paragraph" style:parent-style-name="Standard">
      <style:text-properties style:font-name="Liberation Serif1" fo:language="it" fo:country="IT" officeooo:rsid="00669f79" officeooo:paragraph-rsid="00669f79"/>
    </style:style>
    <style:style style:name="P31" style:family="paragraph" style:parent-style-name="Standard">
      <style:text-properties style:font-name="Liberation Serif1" fo:language="it" fo:country="IT" officeooo:rsid="0072e5a2" officeooo:paragraph-rsid="0072e5a2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>Elaborato per il corso di Basi di Dati</text:p>
      <text:p text:style-name="P10">A.A 2023/2024</text:p>
      <text:p text:style-name="P8"/>
      <text:p text:style-name="P8"/>
      <text:p text:style-name="P11">progetto di una base di dati per la gestione di una compagnia aerea</text:p>
      <text:p text:style-name="P11"/>
      <text:p text:style-name="P11"/>
      <text:p text:style-name="P14">Daniele Muffato</text:p>
      <text:p text:style-name="P9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Analisi dei requisiti</text:p>
            <text:p text:style-name="P16">Intervista</text:p>
          </table:table-cell>
          <table:table-cell table:style-name="Table1.A1" office:value-type="string">
            <text:p text:style-name="P17"/>
            <text:p text:style-name="P16">3</text:p>
          </table:table-cell>
        </table:table-row>
        <table:table-row table:style-name="Table1.1">
          <table:table-cell table:style-name="Table1.A2" office:value-type="string">
            <text:p text:style-name="P15">Progettazione concettuale</text:p>
            <text:p text:style-name="P18"/>
          </table:table-cell>
          <table:table-cell table:style-name="Table1.A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logica</text:p>
            <text:p text:style-name="P20"/>
          </table:table-cell>
          <table:table-cell table:style-name="Table1.B3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dell’applicazione</text:p>
            <text:p text:style-name="P18"/>
          </table:table-cell>
          <table:table-cell table:style-name="Table1.B3">
            <text:p text:style-name="P19"/>
          </table:table-cell>
        </table:table-row>
      </table:table>
      <text:p text:style-name="P2"/>
      <text:p text:style-name="P13">Analisi dei requisiti</text:p>
      <text:p text:style-name="P21"/>
      <text:p text:style-name="P23">Si vuole realizzare un applicativo a supporto di una compagnia aerea. A tal proposito sarà necessario la progettazione di una basi di dati per la memorizzazione delle tratte effettuate, dei veicoli utilizzati, del personale di bordo e dei passeggeri. </text:p>
      <text:p text:style-name="P23">Inoltre si vuole <text:span text:style-name="T3">fornire un interfaccia grafica ai passeggeri per comprare i biglietti per le suddette tratte.</text:span></text:p>
      <text:p text:style-name="P22"/>
      <text:p text:style-name="P22"/>
      <text:p text:style-name="P26"><text:span text:style-name="T4">Intervista</text:span></text:p>
      <text:p text:style-name="P25"/>
      <text:p text:style-name="P27">Si vogliono memorizzare nel database tutti i voli previsti ed effettuati. Ogni volo è identificato dall’aeroporto di partenza, dall’aeroporto di destinazione e 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8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o <text:span text:style-name="T10">città e stato di appartenenza.</text:span></text:p>
      <text:p text:style-name="P29">Si vuole inoltre memorizzare tutti gli aeroplani posseduti e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9"><text:span text:style-name="T13">Inoltre i posti a sedere sono suddivisi in 3 classi: economica, prima classe e business </text:span><text:span text:style-name="T14">(le suddivisioni in classi 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30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,..), <text:span text:style-name="T20">la data in cui sono stati assunti, e </text:span><text:span text:style-name="T16">per i pilota si vuole tener traccia delle ore di volo effettuate con la compagnia.</text:span></text:p>
      <text:p text:style-name="P31">Si vuole inoltre utilizzare il database <text:span text:style-name="T21">anche</text:span> per operazioni di analisi. In particolare si vuole poter sapere il profitto medio per una tratta in un certo periodo, <text:span text:style-name="T20">e &lt;</text:span><text:span text:style-name="T22">TODO&gt;.</text:span></text:p>
      <text:p text:style-name="P24"/>
      <text:p text:style-name="P4">I passeggeri avranno a disposizione un’interfaccia per comprare biglietti, dove per accedere dovr<text:span text:style-name="T24">anno</text:span> iscriversi, inserendo nome, cognome, codice fiscale, un’email e una password che verrà poi memorizzata (in chiaro, per semplicità), e sarà necessaria, insieme all’email, per accedere all’applicativo. </text:p>
      <text:p text:style-name="P5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6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7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15:22:28.044954461</dc:date>
    <meta:editing-duration>P1DT6H23M13S</meta:editing-duration>
    <meta:editing-cycles>105</meta:editing-cycles>
    <meta:print-date>2024-03-23T15:55:12.632544733</meta:print-date>
    <meta:printed-by>PDF files</meta:printed-by>
    <meta:document-statistic meta:table-count="1" meta:image-count="0" meta:object-count="0" meta:page-count="3" meta:paragraph-count="27" meta:word-count="460" meta:character-count="3091" meta:non-whitespace-character-count="2651"/>
  </office:meta>
</office:document-meta>
</file>